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.021cm"/>
    </style:style>
    <style:style style:name="co17" style:family="table-column">
      <style:table-column-properties fo:break-before="auto" style:column-width="4.008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0.524cm"/>
    </style:style>
    <style:style style:name="co23" style:family="table-column">
      <style:table-column-properties fo:break-before="auto" style:column-width="3.261cm"/>
    </style:style>
    <style:style style:name="co24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  <table:table-cell/>
          <table:table-cell office:value-type="string" calcext:value-type="string">
            <text:p>Animapla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7]/35*5)+1" office:value-type="float" office:value="3.71428571428571" calcext:value-type="float">
            <text:p>3,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8]/35*5)+1" office:value-type="float" office:value="2.57142857142857" calcext:value-type="float">
            <text:p>2,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9]/35*5)+1" office:value-type="float" office:value="3.42857142857143" calcext:value-type="float">
            <text:p>3,4285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0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1]/35*5)+1" office:value-type="float" office:value="2.85714285714286" calcext:value-type="float">
            <text:p>2,8571428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3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4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6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G17]/35*5)+1" office:value-type="float" office:value="2.85714285714286" calcext:value-type="float">
            <text:p>2,8571428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18]/35*5)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0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1]/35*5)+1" office:value-type="float" office:value="3.42857142857143" calcext:value-type="float">
            <text:p>3,4285714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2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4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2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26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27]/35*5)+1" office:value-type="float" office:value="3.57142857142857" calcext:value-type="float">
            <text:p>3,57142857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8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29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30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1]/35*5)+1" office:value-type="float" office:value="2.71428571428571" calcext:value-type="float">
            <text:p>2,7142857143</text:p>
          </table:table-cell>
        </table:table-row>
      </table:table>
      <table:table table:name="903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5" table:number-columns-repeated="7" table:default-cell-style-name="ce2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G3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21:43.832315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15:37:35.453328710</dc:date>
    <dc:creator>Germán Ramírez</dc:creator>
    <meta:editing-duration>P1DT12H19M35S</meta:editing-duration>
    <meta:editing-cycles>43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637" meta:object-count="0"/>
  </office:meta>
</office:document-meta>
</file>